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7542in"/>
    </style:style>
    <style:style style:name="Table1.C" style:family="table-column">
      <style:table-column-properties style:column-width="3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18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size="12pt" officeooo:rsid="00008e92" officeooo:paragraph-rsid="00008e92" style:font-name-asian="Noto Sans Mono CJK SC" style:font-size-asian="12pt" style:font-name-complex="Liberation Mono" style:font-size-complex="12pt"/>
    </style:style>
    <style:style style:name="P2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3ba21" officeooo:paragraph-rsid="0003ba21" style:font-name-asian="Noto Sans Mono CJK SC" style:font-size-asian="12pt" style:font-name-complex="Liberation Mono" style:font-size-complex="12pt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3cd52" officeooo:paragraph-rsid="0013cd52" style:font-name-asian="Noto Sans Mono CJK SC" style:font-size-asian="12pt" style:font-name-complex="Liberation Mono" style:font-size-complex="12pt"/>
    </style:style>
    <style:style style:name="P4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59c5d" officeooo:paragraph-rsid="00159c5d" style:font-name-asian="Noto Sans Mono CJK SC" style:font-size-asian="12pt" style:font-name-complex="Liberation Mono" style:font-size-complex="12pt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61a40" officeooo:paragraph-rsid="00161a40" style:font-name-asian="Noto Sans Mono CJK SC" style:font-size-asian="12pt" style:font-name-complex="Liberation Mono" style:font-size-complex="12pt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adad8" officeooo:paragraph-rsid="000adad8" style:font-name-asian="Noto Sans Mono CJK SC" style:font-size-asian="12pt" style:font-name-complex="Liberation Mono" style:font-size-complex="12pt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ba8e8" officeooo:paragraph-rsid="000ba8e8" style:font-name-asian="Noto Sans Mono CJK SC" style:font-size-asian="12pt" style:font-name-complex="Liberation Mono" style:font-size-complex="12pt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66274" officeooo:paragraph-rsid="00066274" style:font-name-asian="Noto Sans Mono CJK SC" style:font-size-asian="12pt" style:font-name-complex="Liberation Mono" style:font-size-complex="12pt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735fd" officeooo:paragraph-rsid="000ba8e8" style:font-name-asian="Noto Sans Mono CJK SC" style:font-size-asian="12pt" style:font-name-complex="Liberation Mono" style:font-size-complex="12pt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735fd" officeooo:paragraph-rsid="000735fd" style:font-name-asian="Noto Sans Mono CJK SC" style:font-size-asian="12pt" style:font-name-complex="Liberation Mono" style:font-size-complex="12pt"/>
    </style:style>
    <style:style style:name="P11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08e92" officeooo:paragraph-rsid="00008e92" style:font-name-asian="Noto Sans Mono CJK SC" style:font-size-asian="12pt" style:font-name-complex="Liberation Mono" style:font-size-complex="12pt"/>
    </style:style>
    <style:style style:name="P12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08e92" officeooo:paragraph-rsid="001e604c" style:font-name-asian="Noto Sans Mono CJK SC" style:font-size-asian="12pt" style:font-name-complex="Liberation Mono" style:font-size-complex="12pt"/>
    </style:style>
    <style:style style:name="P13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a94d2" officeooo:paragraph-rsid="001a94d2" style:font-name-asian="Noto Sans Mono CJK SC" style:font-size-asian="12pt" style:font-name-complex="Liberation Mono" style:font-size-complex="12pt"/>
    </style:style>
    <style:style style:name="P14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baeeb" officeooo:paragraph-rsid="001baeeb" style:font-name-asian="Noto Sans Mono CJK SC" style:font-size-asian="12pt" style:font-name-complex="Liberation Mono" style:font-size-complex="12pt"/>
    </style:style>
    <style:style style:name="P15" style:family="paragraph" style:parent-style-name="Preformatted_20_Text">
      <style:text-properties style:font-name="Liberation Serif" fo:font-size="12pt" style:font-size-asian="12pt" style:font-size-complex="12pt"/>
    </style:style>
    <style:style style:name="P16" style:family="paragraph" style:parent-style-name="Preformatted_20_Text">
      <style:text-properties style:font-name="Liberation Serif" fo:font-size="12pt" fo:font-weight="bold" officeooo:rsid="00008e92" officeooo:paragraph-rsid="00008e92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text-properties style:font-name="Liberation Serif" fo:font-size="12pt" fo:font-weight="bold" officeooo:rsid="00008e92" officeooo:paragraph-rsid="00008e9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240e51" officeooo:paragraph-rsid="00240e51" style:font-name-asian="Noto Sans Mono CJK SC" style:font-size-asian="12pt" style:font-name-complex="Liberation Mono" style:font-size-complex="12pt"/>
    </style:style>
    <style:style style:name="P20" style:family="paragraph">
      <loext:graphic-properties draw:fill="none"/>
    </style:style>
    <style:style style:name="T1" style:family="text">
      <style:text-properties officeooo:rsid="0003ba21"/>
    </style:style>
    <style:style style:name="T2" style:family="text">
      <style:text-properties officeooo:rsid="00066274"/>
    </style:style>
    <style:style style:name="T3" style:family="text">
      <style:text-properties officeooo:rsid="000ba8e8"/>
    </style:style>
    <style:style style:name="T4" style:family="text">
      <style:text-properties officeooo:rsid="000e61ae"/>
    </style:style>
    <style:style style:name="T5" style:family="text">
      <style:text-properties officeooo:rsid="001cf89a"/>
    </style:style>
    <style:style style:name="T6" style:family="text">
      <style:text-properties officeooo:rsid="0024588f"/>
    </style:style>
    <style:style style:name="gr1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8.0307in" fo:min-width="7.38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8"><draw:custom-shape text:anchor-type="paragraph" draw:z-index="0" draw:name="Shape1" draw:style-name="gr1" draw:text-style-name="P20" svg:width="7.3858in" svg:height="8.0307in" svg:x="-0.2307in" svg:y="-0.0937in"><text:p/><draw:enhanced-geometry svg:viewBox="0 0 21600 21600" draw:type="rectangle" draw:enhanced-path="M 0 0 L 21600 0 21600 21600 0 21600 0 0 Z N"/></draw:custom-shape>Fron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Class Name : <text:span text:style-name="T1">Employee </text:span></text:p>
          </table:table-cell>
          <table:table-cell table:style-name="Table1.A1" office:value-type="string">
            <text:p text:style-name="P1">ID : <text:span text:style-name="T1">1</text:span></text:p>
          </table:table-cell>
          <table:table-cell table:style-name="Table1.C1" office:value-type="string">
            <text:p text:style-name="P1">Type : Concrete, Domain</text:p>
          </table:table-cell>
        </table:table-row>
        <table:table-row>
          <table:table-cell table:style-name="Table1.A2" table:number-columns-spanned="2" office:value-type="string">
            <text:p text:style-name="P1">Description : </text:p>
            <text:p text:style-name="P2">An individual who is employed in a company</text:p>
            <text:p text:style-name="P1"/>
          </table:table-cell>
          <table:covered-table-cell/>
          <table:table-cell table:style-name="Table1.C2" office:value-type="string">
            <text:p text:style-name="P1">Association UseCase : </text:p>
            <text:p text:style-name="P3">Login,</text:p>
            <text:p text:style-name="P4">PayslipRepresentation</text:p>
            <text:p text:style-name="P4">ReportManagement</text:p>
            <text:p text:style-name="P5">EmployeeAddition</text:p>
            <text:p text:style-name="P5">EmployeeEdition</text:p>
          </table:table-cell>
        </table:table-row>
        <table:table-row table:style-name="Table1.3">
          <table:table-cell table:style-name="Table1.A2" table:number-columns-spanned="2" office:value-type="string">
            <text:p text:style-name="P1">Responsibilities :</text:p>
            <text:p text:style-name="P6">Set_Token</text:p>
            <text:p text:style-name="P7">Delete_Token</text:p>
            <text:p text:style-name="P2">Get payslip</text:p>
            <text:p text:style-name="P2">Get report</text:p>
            <text:p text:style-name="P7">Create</text:p>
            <text:p text:style-name="P7">Edit</text:p>
            <text:p text:style-name="P13">GetProfile</text:p>
            <text:p text:style-name="P19">Count_Employee</text:p>
          </table:table-cell>
          <table:covered-table-cell/>
          <table:table-cell table:style-name="Table1.C2" office:value-type="string">
            <text:p text:style-name="P1">Collaborators :</text:p>
            <text:p text:style-name="P1"/>
            <text:p text:style-name="P1"/>
            <text:p text:style-name="P8">Payslip</text:p>
            <text:p text:style-name="P8">Payslip</text:p>
            <text:p text:style-name="P5">Manager</text:p>
            <text:p text:style-name="P5">Manager</text:p>
            <text:p text:style-name="P14">Manager</text:p>
            <text:p text:style-name="P19">Company</text:p>
          </table:table-cell>
        </table:table-row>
      </table:table>
      <text:p text:style-name="P15"/>
      <text:p text:style-name="P15"/>
      <text:p text:style-name="P16">Back </text:p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Attributes :</text:p>
            <text:p text:style-name="P8">Name (String)</text:p>
            <text:p text:style-name="P8">Lastname (String)</text:p>
            <text:p text:style-name="P8">ID (Integer)</text:p>
            <text:p text:style-name="P9">Company_<text:span text:style-name="T3">ID</text:span> (<text:span text:style-name="T2">Integer</text:span>)</text:p>
            <text:p text:style-name="P8">Personnel Code (Integer)</text:p>
            <text:p text:style-name="P8">Account Number (Integer)</text:p>
            <text:p text:style-name="P8">Phone Number (Integer)</text:p>
            <text:p text:style-name="P8">Email Address (String)</text:p>
            <text:p text:style-name="P10">Token (String)</text:p>
          </table:table-cell>
        </table:table-row>
        <table:table-row>
          <table:table-cell table:style-name="Table2.A2" office:value-type="string">
            <text:p text:style-name="P1">Relationships :</text:p>
            <text:p text:style-name="P11">Generalization ( a-kind-of ) : </text:p>
            <text:p text:style-name="P11"/>
            <text:p text:style-name="P11">Aggregation ( has-parts ) : </text:p>
            <text:p text:style-name="P11"/>
            <text:p text:style-name="P12">Other Associations : <text:span text:style-name="T5">Manager, </text:span><text:span text:style-name="T4">Payslip, </text:span><text:span text:style-name="T6">Company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29T19:17:33.995081312</dc:date>
    <meta:editing-duration>PT3H33M14S</meta:editing-duration>
    <meta:editing-cycles>32</meta:editing-cycles>
    <meta:document-statistic meta:table-count="2" meta:image-count="0" meta:object-count="0" meta:page-count="1" meta:paragraph-count="43" meta:word-count="93" meta:character-count="664" meta:non-whitespace-character-count="608"/>
  </office:meta>
</office:document-meta>
</file>